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016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3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041cm" fo:padding-top="0.125cm" fo:padding-bottom="0.125cm" fo:padding-left="0.25cm" fo:padding-right="0.25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1.848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xml:id="id6" draw:id="id6" draw:layer="layout" svg:width="2.566cm" svg:height="0.872cm" svg:x="17.526cm" svg:y="1.27cm">
          <text:p text:style-name="P1"><text:span text:style-name="T1">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xml:id="id7" draw:id="id7" draw:layer="layout" svg:width="3.046cm" svg:height="0.872cm" svg:x="13.708cm" svg:y="4.203cm">
          <text:p text:style-name="P1"><text:span text:style-name="T1">Re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xml:id="id11" draw:id="id11" draw:layer="layout" svg:width="4cm" svg:height="0.872cm" svg:x="6.666cm" svg:y="6.858cm">
          <text:p text:style-name="P1"><text:span text:style-name="T1">Arduino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xml:id="id8" draw:id="id8" draw:layer="layout" svg:width="4.09cm" svg:height="0.872cm" svg:x="21.209cm" svg:y="4.191cm">
          <text:p text:style-name="P1"><text:span text:style-name="T2">Simulated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xml:id="id9" draw:id="id9" draw:layer="layout" svg:width="6.348cm" svg:height="0.872cm" svg:x="11.184cm" svg:y="6.858cm">
          <text:p text:style-name="P1"><text:span text:style-name="T1">SoftwareQuaternion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" xml:id="id12" draw:id="id12" draw:layer="layout" svg:width="3.61cm" svg:height="0.872cm" svg:x="1.118cm" svg:y="10.23cm">
          <text:p text:style-name="P1"><text:span text:style-name="T1">Sentr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2" xml:id="id15" draw:id="id15" draw:layer="layout" svg:width="2.476cm" svg:height="0.872cm" svg:x="-0.006cm" svg:y="12.224cm">
          <text:p text:style-name="P1"><text:span text:style-name="T1">Ladyb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" draw:text-style-name="P3" xml:id="id16" draw:id="id16" draw:layer="layout" svg:width="2.515cm" svg:height="0.872cm" svg:x="2.057cm" svg:y="12.192cm">
          <text:p text:style-name="P1"><text:span text:style-name="T1">Sup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" draw:text-style-name="P2" xml:id="id14" draw:id="id14" draw:layer="layout" svg:width="4.316cm" svg:height="0.872cm" svg:x="10.634cm" svg:y="10.26cm">
          <text:p text:style-name="P1"><text:span text:style-name="T1">Bonadrone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" draw:text-style-name="P4" draw:layer="layout" svg:width="2.496cm" svg:height="1.089cm" svg:x="10.294cm" svg:y="11.13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" draw:text-style-name="P2" draw:layer="layout" svg:width="2.774cm" svg:height="0.872cm" svg:x="8.908cm" svg:y="12.224cm">
          <text:p text:style-name="P1"><text:span text:style-name="T1">BonadroneStand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" draw:text-style-name="P2" xml:id="id20" draw:id="id20" draw:layer="layout" svg:width="3.064cm" svg:height="0.872cm" svg:x="12.408cm" svg:y="12.208cm">
          <text:p text:style-name="P1"><text:span text:style-name="T1">Bonadrone Multish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" draw:text-style-name="P3" xml:id="id18" draw:id="id18" draw:layer="layout" svg:width="2.81cm" svg:height="0.872cm" svg:x="15.732cm" svg:y="12.208cm">
          <text:p text:style-name="P1"><text:span text:style-name="T1">Bonadrone Brus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" draw:text-style-name="P2" xml:id="id13" draw:id="id13" draw:layer="layout" svg:width="4cm" svg:height="0.872cm" svg:x="5.842cm" svg:y="10.05cm">
          <text:p text:style-name="P1"><text:span text:style-name="T1">Mock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3" xml:id="id17" draw:id="id17" draw:layer="layout" svg:width="2.54cm" svg:height="0.872cm" svg:x="6.368cm" svg:y="12.224cm">
          <text:p text:style-name="P1"><text:span text:style-name="T1">ThingD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" draw:text-style-name="P2" xml:id="id10" draw:id="id10" draw:layer="layout" svg:width="3.898cm" svg:height="0.872cm" svg:x="18.404cm" svg:y="10.24cm">
          <text:p text:style-name="P1"><text:span text:style-name="T1">STM32F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" draw:text-style-name="P2" xml:id="id1" draw:id="id1" draw:layer="layout" svg:width="3.898cm" svg:height="0.872cm" svg:x="15.422cm" svg:y="14.876cm">
          <text:p text:style-name="P1"><text:span text:style-name="T1">Omnibus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" draw:text-style-name="P2" xml:id="id3" draw:id="id3" draw:layer="layout" svg:width="2.778cm" svg:height="0.872cm" svg:x="19.05cm" svg:y="14.876cm">
          <text:p text:style-name="P1"><text:span text:style-name="T1">BetaFPV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" draw:text-style-name="P2" xml:id="id4" draw:id="id4" draw:layer="layout" svg:width="3.725cm" svg:height="0.872cm" svg:x="21.929cm" svg:y="14.876cm">
          <text:p text:style-name="P1"><text:span text:style-name="T1">AlienflightF3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" draw:text-style-name="P2" xml:id="id5" draw:id="id5" draw:layer="layout" svg:width="2.557cm" svg:height="0.872cm" svg:x="25.445cm" svg:y="14.876cm">
          <text:p text:style-name="P1"><text:span text:style-name="T1">Femto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5" xml:id="id2" draw:id="id2" draw:layer="layout" draw:type="line" svg:x1="20.408cm" svg:y1="11.114cm" svg:x2="17.371cm" svg:y2="14.876cm" draw:end-shape="id1" draw:end-glue-point="0" svg:d="M20408 11114l-3037 3762" svg:viewBox="0 0 3038 3763">
          <text:p/>
        </draw:connector>
        <draw:connector draw:style-name="gr6" draw:text-style-name="P5" draw:layer="layout" draw:type="line" svg:x1="20.408cm" svg:y1="11.114cm" svg:x2="20.439cm" svg:y2="14.876cm" draw:start-shape="id2" draw:start-glue-point="2" draw:end-shape="id3" svg:d="M20408 11114l31 3762" svg:viewBox="0 0 32 3763">
          <text:p/>
        </draw:connector>
        <draw:connector draw:style-name="gr6" draw:text-style-name="P5" draw:layer="layout" draw:type="line" svg:x1="20.408cm" svg:y1="11.114cm" svg:x2="23.791cm" svg:y2="14.876cm" draw:start-shape="id2" draw:start-glue-point="2" draw:end-shape="id4" draw:end-glue-point="0" svg:d="M20408 11114l3383 3762" svg:viewBox="0 0 3384 3763">
          <text:p/>
        </draw:connector>
        <draw:connector draw:style-name="gr6" draw:text-style-name="P5" draw:layer="layout" draw:type="line" svg:x1="20.408cm" svg:y1="11.114cm" svg:x2="26.723cm" svg:y2="14.876cm" draw:start-shape="id2" draw:start-glue-point="2" draw:end-shape="id5" draw:end-glue-point="0" svg:d="M20408 11114l6315 3762" svg:viewBox="0 0 6316 3763">
          <text:p/>
        </draw:connector>
        <draw:connector draw:style-name="gr6" draw:text-style-name="P5" draw:layer="layout" draw:type="line" svg:x1="18.809cm" svg:y1="2.142cm" svg:x2="15.231cm" svg:y2="4.203cm" draw:start-shape="id6" draw:start-glue-point="2" draw:end-shape="id7" draw:end-glue-point="0" svg:d="M18809 2142l-3578 2061" svg:viewBox="0 0 3579 2062">
          <text:p/>
        </draw:connector>
        <draw:connector draw:style-name="gr6" draw:text-style-name="P5" draw:layer="layout" draw:type="line" svg:x1="18.809cm" svg:y1="2.142cm" svg:x2="23.254cm" svg:y2="4.191cm" draw:start-shape="id6" draw:start-glue-point="2" draw:end-shape="id8" draw:end-glue-point="0" svg:d="M18809 2142l4445 2049" svg:viewBox="0 0 4446 2050">
          <text:p/>
        </draw:connector>
        <draw:connector draw:style-name="gr6" draw:text-style-name="P5" draw:layer="layout" draw:type="line" svg:x1="15.231cm" svg:y1="5.075cm" svg:x2="8.423cm" svg:y2="6.699cm" draw:start-shape="id7" draw:start-glue-point="2" svg:d="M15231 5075l-6808 1624" svg:viewBox="0 0 6809 1625">
          <text:p/>
        </draw:connector>
        <draw:connector draw:style-name="gr6" draw:text-style-name="P5" draw:layer="layout" draw:type="line" svg:x1="15.231cm" svg:y1="5.075cm" svg:x2="14.358cm" svg:y2="6.858cm" draw:start-shape="id7" draw:end-shape="id9" svg:d="M15231 5075l-873 1783" svg:viewBox="0 0 874 1784">
          <text:p/>
        </draw:connector>
        <draw:connector draw:style-name="gr6" draw:text-style-name="P5" draw:layer="layout" draw:type="line" svg:x1="15.231cm" svg:y1="5.075cm" svg:x2="20.353cm" svg:y2="10.24cm" draw:start-shape="id7" draw:start-glue-point="2" draw:end-shape="id10" draw:end-glue-point="0" svg:d="M15231 5075l5122 5165" svg:viewBox="0 0 5123 5166">
          <text:p/>
        </draw:connector>
        <draw:connector draw:style-name="gr6" draw:text-style-name="P5" draw:layer="layout" draw:type="line" svg:x1="8.666cm" svg:y1="7.73cm" svg:x2="2.923cm" svg:y2="10.23cm" draw:start-shape="id11" draw:start-glue-point="2" draw:end-shape="id12" draw:end-glue-point="0" svg:d="M8666 7730l-5743 2500" svg:viewBox="0 0 5744 2501">
          <text:p/>
        </draw:connector>
        <draw:connector draw:style-name="gr6" draw:text-style-name="P5" draw:layer="layout" draw:type="line" svg:x1="8.666cm" svg:y1="7.73cm" svg:x2="7.842cm" svg:y2="10.05cm" draw:start-shape="id11" draw:start-glue-point="2" draw:end-shape="id13" draw:end-glue-point="0" svg:d="M8666 7730l-824 2320" svg:viewBox="0 0 825 2321">
          <text:p/>
        </draw:connector>
        <draw:connector draw:style-name="gr6" draw:text-style-name="P5" draw:layer="layout" draw:type="line" svg:x1="8.666cm" svg:y1="7.73cm" svg:x2="12.792cm" svg:y2="10.26cm" draw:start-shape="id11" draw:start-glue-point="2" draw:end-shape="id14" draw:end-glue-point="0" svg:d="M8666 7730l4126 2530" svg:viewBox="0 0 4127 2531">
          <text:p/>
        </draw:connector>
        <draw:connector draw:style-name="gr6" draw:text-style-name="P5" draw:layer="layout" draw:type="line" svg:x1="2.923cm" svg:y1="11.102cm" svg:x2="1.232cm" svg:y2="12.224cm" draw:start-shape="id12" draw:start-glue-point="2" draw:end-shape="id15" draw:end-glue-point="0" svg:d="M2923 11102l-1691 1122" svg:viewBox="0 0 1692 1123">
          <text:p/>
        </draw:connector>
        <draw:connector draw:style-name="gr6" draw:text-style-name="P5" draw:layer="layout" draw:type="line" svg:x1="2.923cm" svg:y1="11.102cm" svg:x2="3.314cm" svg:y2="12.192cm" draw:start-shape="id12" draw:start-glue-point="2" draw:end-shape="id16" svg:d="M2923 11102l391 1090" svg:viewBox="0 0 392 1091">
          <text:p/>
        </draw:connector>
        <draw:connector draw:style-name="gr6" draw:text-style-name="P5" draw:layer="layout" draw:type="line" svg:x1="7.842cm" svg:y1="10.922cm" svg:x2="7.638cm" svg:y2="12.224cm" draw:start-shape="id13" draw:start-glue-point="2" draw:end-shape="id17" draw:end-glue-point="0" svg:d="M7842 10922l-204 1302" svg:viewBox="0 0 205 1303">
          <text:p/>
        </draw:connector>
        <draw:connector draw:style-name="gr6" draw:text-style-name="P5" xml:id="id19" draw:id="id19" draw:layer="layout" draw:type="line" svg:x1="12.816cm" svg:y1="11.134cm" svg:x2="17.137cm" svg:y2="12.208cm" draw:end-shape="id18" draw:end-glue-point="0" svg:d="M12816 11134l4321 1074" svg:viewBox="0 0 4322 1075">
          <text:p/>
        </draw:connector>
        <draw:connector draw:style-name="gr6" draw:text-style-name="P5" draw:layer="layout" draw:type="line" svg:x1="12.816cm" svg:y1="11.134cm" svg:x2="13.94cm" svg:y2="12.208cm" draw:start-shape="id19" draw:start-glue-point="2" draw:end-shape="id20" draw:end-glue-point="0" svg:d="M12816 11134l1124 1074" svg:viewBox="0 0 1125 1075">
          <text:p/>
        </draw:connector>
        <draw:custom-shape draw:name="CustomShape 12" draw:style-name="gr7" draw:text-style-name="P3" xml:id="id21" draw:id="id21" draw:layer="layout" svg:width="2.347cm" svg:height="0.872cm" svg:x="4.257cm" svg:y="12.192cm">
          <text:p text:style-name="P1"><text:span text:style-name="T1">Butt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5" draw:layer="layout" draw:type="line" svg:x1="2.923cm" svg:y1="11.102cm" svg:x2="5.43cm" svg:y2="12.192cm" draw:start-shape="id12" draw:start-glue-point="2" draw:end-shape="id21" draw:end-glue-point="0" svg:d="M2923 11102l2507 1090" svg:viewBox="0 0 2508 1091">
          <text:p/>
        </draw:connector>
        <draw:connector draw:style-name="gr6" draw:text-style-name="P5" draw:layer="layout" draw:type="line" svg:x1="14.358cm" svg:y1="7.73cm" svg:x2="12.792cm" svg:y2="10.26cm" draw:start-shape="id9" draw:start-glue-point="2" draw:end-shape="id14" draw:end-glue-point="0" svg:d="M14358 7730l-1566 2530" svg:viewBox="0 0 1567 2531">
          <text:p/>
        </draw:connector>
        <draw:connector draw:style-name="gr6" draw:text-style-name="P5" draw:layer="layout" draw:type="line" svg:x1="14.358cm" svg:y1="7.73cm" svg:x2="20.353cm" svg:y2="10.24cm" draw:start-shape="id9" draw:start-glue-point="2" draw:end-shape="id10" draw:end-glue-point="0" svg:d="M14358 7730l5995 2510" svg:viewBox="0 0 5996 2511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20:56:15</meta:creation-date>
    <dc:language>en-US</dc:language>
    <dc:date>2019-02-01T00:01:26.317003481</dc:date>
    <meta:editing-cycles>69</meta:editing-cycles>
    <meta:editing-duration>PT2H22M22S</meta:editing-duration>
    <meta:generator>LibreOffice/6.0.7.3$Linux_X86_64 LibreOffice_project/00m0$Build-3</meta:generator>
    <meta:document-statistic meta:object-count="61"/>
  </office:meta>
</office:document-meta>
</file>